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9ccd" officeooo:paragraph-rsid="000c9ccd"/>
    </style:style>
    <style:style style:name="P2" style:family="paragraph" style:parent-style-name="Standard">
      <style:paragraph-properties fo:text-align="center" style:justify-single-word="false"/>
      <style:text-properties fo:font-size="16pt" officeooo:rsid="000c9ccd" officeooo:paragraph-rsid="000c9ccd" style:font-size-asian="14pt" style:font-size-complex="16pt"/>
    </style:style>
    <style:style style:name="P3" style:family="paragraph" style:parent-style-name="Standard">
      <style:text-properties officeooo:rsid="000cd29f" officeooo:paragraph-rsid="000cd29f"/>
    </style:style>
    <style:style style:name="P4" style:family="paragraph" style:parent-style-name="Standard">
      <style:text-properties officeooo:rsid="000d7517" officeooo:paragraph-rsid="000d7517"/>
    </style:style>
    <style:style style:name="P5" style:family="paragraph" style:parent-style-name="Standard">
      <style:text-properties officeooo:rsid="000d7517" officeooo:paragraph-rsid="000dc002"/>
    </style:style>
    <style:style style:name="P6" style:family="paragraph" style:parent-style-name="Standard">
      <style:text-properties officeooo:rsid="000dc002" officeooo:paragraph-rsid="000dc002"/>
    </style:style>
    <style:style style:name="P7" style:family="paragraph" style:parent-style-name="Standard">
      <style:text-properties officeooo:rsid="00104199" officeooo:paragraph-rsid="00104199"/>
    </style:style>
    <style:style style:name="P8" style:family="paragraph" style:parent-style-name="Standard">
      <style:text-properties officeooo:rsid="00120b24" officeooo:paragraph-rsid="00120b24"/>
    </style:style>
    <style:style style:name="P9" style:family="paragraph" style:parent-style-name="Standard">
      <style:text-properties officeooo:rsid="0013a61c" officeooo:paragraph-rsid="0013a61c"/>
    </style:style>
    <style:style style:name="P10" style:family="paragraph" style:parent-style-name="Standard">
      <style:paragraph-properties fo:break-before="page"/>
      <style:text-properties officeooo:rsid="000c9ccd" officeooo:paragraph-rsid="000c9ccd"/>
    </style:style>
    <style:style style:name="T1" style:family="text">
      <style:text-properties officeooo:rsid="000cd29f"/>
    </style:style>
    <style:style style:name="T2" style:family="text">
      <style:text-properties officeooo:rsid="000dc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Crime analysis Project</text:p>
      <text:p text:style-name="P1"/>
      <text:p text:style-name="P1"/>
      <text:p text:style-name="P1">sudo service sshd start</text:p>
      <text:p text:style-name="P1">start-all.sh - to start all daemons</text:p>
      <text:p text:style-name="P1"></text:p>
      <text:p text:style-name="P1">hadoop dfs -ls /</text:p>
      <text:p text:style-name="P1"></text:p>
      <text:p text:style-name="P1">Project 1</text:p>
      <text:p text:style-name="P1">hadoop fs -mkdir uscrime</text:p>
      <text:p text:style-name="P1">hadoop fs -ls /user/acadgild</text:p>
      <text:p text:style-name="P1">hadoop fs -ls</text:p>
      <text:p text:style-name="P1">hadoop fs -put /home/acadgild/Downloads/Crimes_-_2001_to_present.csv ./uscrime</text:p>
      <text:p text:style-name="P1"></text:p>
      <text:p text:style-name="P1">In Pig</text:p>
      <text:p text:style-name="P1"></text:p>
      <text:p text:style-name="P1">Case 1:</text:p>
      <text:p text:style-name="P1">LOAD</text:p>
      <text:p text:style-name="P1">USCrimeMainTab = LOAD './uscrime/Crimes_-_2001_to_present.csv' USING PigStorage (',') AS (ID:int,CaseNumber:chararray,Date:chararray,Block:chararray,IUCR:int,PrimaryType:chararray,Description:chararray,</text:p>
      <text:p text:style-name="P1">Location:chararray,Descri:chararray,Arrest:chararray,Domestic:chararray,Beat:chararray,District:chararray,</text:p>
      <text:p text:style-name="P1">Ward:chararray,CommunityArea:chararray,FBICode:chararray,X:int,Y:int,Year:int,UpdatedOn:chararray,Latitude:float,</text:p>
      <text:p text:style-name="P1">Longitude:float,Location1:chararray);</text:p>
      <text:p text:style-name="P1">dump USCrimeMainTab;</text:p>
      <text:p text:style-name="P1"></text:p>
      <text:p text:style-name="P1">fbi_codergp = GROUP USCrimeMainTab by FBICode;</text:p>
      <text:p text:style-name="P1">Case_Nums = FOREACH fbi_codergp GENERATE COUNT(<text:bookmark-start text:name="__DdeLink__0_557067083"/>USCrimeMainTab<text:bookmark-end text:name="__DdeLink__0_557067083"/>);</text:p>
      <text:p text:style-name="P1">Dump Case_Nums;</text:p>
      <text:p text:style-name="P1"/>
      <text:p text:style-name="P1">OUTPUT</text:p>
      <text:p text:style-name="P1">..</text:p>
      <text:p text:style-name="P1">.</text:p>
      <text:p text:style-name="P1">(1)</text:p>
      <text:p text:style-name="P1">(1)</text:p>
      <text:p text:style-name="P1">(1)</text:p>
      <text:p text:style-name="P1">(2)</text:p>
      <text:p text:style-name="P1">(1)</text:p>
      <text:p text:style-name="P1">(1)</text:p>
      <text:p text:style-name="P1">(1)</text:p>
      <text:p text:style-name="P1">(2)</text:p>
      <text:p text:style-name="P1">(1)</text:p>
      <text:p text:style-name="P1">(1)</text:p>
      <text:p text:style-name="P1">(2)</text:p>
      <text:p text:style-name="P1">(4492)</text:p>
      <text:p text:style-name="P1">grunt&gt;</text:p>
      <text:p text:style-name="P10"><text:s/><text:span text:style-name="T1">Case 2 : FBI Code 32</text:span></text:p>
      <text:p text:style-name="P3">caseFBICode32 = FILTER USCrimeMainTab BY FBICode == '32';</text:p>
      <text:p text:style-name="P3">dump caseFBICode32;</text:p>
      <text:p text:style-name="P3"/>
      <text:p text:style-name="P4">9783649,HX426824,09/12/2014 06:00:00 PM,0000X E CONGRESS PKWY,810,THEFT,OVER $500,"SCHOOL, PRIVATE, BUILDING",false,false,0123,001,2,32,6,1176783,1898042,2014,,41.875572,-87.626381316)</text:p>
      <text:p text:style-name="P4">(9774625,HX424760,09/11/2014 04:00:00 PM,0000X N STATE ST,560,ASSAULT,SIMPLE,"SCHOOL, PUBLIC, GROUNDS",false,false,0112,001,42,32,,1176408,1900445,2014,,41.882175,-87.627685617)</text:p>
      <text:p text:style-name="P4">(9773986,HX424173,09/11/2014 11:05:00 AM,002XX S STATE ST,1330,CRIMINAL TRESPASS,TO LAND,"SCHOOL, PRIVATE, GROUNDS",true,false,0113,001,42,32,26,1176461,1899045,2014,,41.878334,-87.627533281)</text:p>
      <text:p text:style-name="P4">(9768233,HX418958,09/07/2014 09:45:00 AM,004XX S WABASH AVE,820,THEFT,$500 AND UNDER,"SCHOOL, PRIVATE, BUILDING",true,false,0113,001,2,32,6,1176835,1898250,2014,,41.876144,-87.626184102)</text:p>
      <text:p text:style-name="P4">(9767842,HX418503,09/06/2014 09:15:00 PM,005XX S STATE ST,2093,NARCOTICS,FOUND SUSPECT NARCOTICS,"SCHOOL, PRIVATE, BUILDING",true,false,0123,001,2,32,26,1176487,1897892,2014,,41.875168,-87.627472632)</text:p>
      <text:p text:style-name="P4">(9764150,HX413808,09/03/2014 10:15:00 AM,0000X N STATE ST,460,BATTERY,SIMPLE,"SCHOOL, PUBLIC, BUILDING",false,false,0112,001,42,32,,1176403,1900554,2014,,41.882477,-87.627700686)</text:p>
      <text:p text:style-name="P4">(9758763,HX408522,08/29/2014 11:00:00 PM,011XX S DELANO CT W,917,MOTOR VEHICLE THEFT,"CYCLE, SCOOTER, BIKE W-VIN",RESIDENCE-GARAGE,false,false,0123,001,2,32,7,1175094,1895145,2014,,41.86766,-87.632669442)</text:p>
      <text:p text:style-name="P4">(9755181,HX405068,08/26/2014 02:00:00 PM,0000X N STATE ST,890,THEFT,FROM BUILDING,"SCHOOL, PUBLIC, BUILDING",false,false,0112,001,42,32,6,1176408,1900445,2014,,41.882175,-87.627685617)</text:p>
      <text:p text:style-name="P4">(9735378,HX384331,08/11/2014 07:00:00 PM,0000X E 8TH ST,935,MOTOR VEHICLE THEFT,"THEFT/RECOVERY: TRUCK,BUS,MHOME",STREET,false,false,0123,001,2,32,7,1176867,1896721,2014,,41.87195,-87.626112866)</text:p>
      <text:p text:style-name="P4">(9728251,HX377768,08/07/2014 01:20:00 PM,0000X E LAKE ST,1330,CRIMINAL TRESPASS,TO LAND,"SCHOOL, PUBLIC, GROUNDS",true,false,0111,001,42,32,26,1176615,1901790,2014,,41.885864,-87.626884865)</text:p>
      <text:p text:style-name="P5">grunt&gt; <text:span text:style-name="T2">caseFBICode32 = FILTER USCrimeMainTab BY FBICode == '32';</text:span></text:p>
      <text:p text:style-name="P6">dump caseFBICode32;</text:p>
      <text:p text:style-name="P6"></text:p>
      <text:p text:style-name="P6">CaseGrp = GROUP caseFBICode32 All;</text:p>
      <text:p text:style-name="P6">dump CaseGrp;</text:p>
      <text:p text:style-name="P6"/>
      <text:p text:style-name="P6">no_of_32Case = FOREACH CaseGrp GENERATE COUNT(caseFBICode32);</text:p>
      <text:p text:style-name="P6">dump CaseGrp;</text:p>
      <text:p text:style-name="P4"/>
      <text:p text:style-name="P6">OUTPUT : (129)</text:p>
      <text:p text:style-name="P6"/>
      <text:p text:style-name="P4"/>
      <text:p text:style-name="P4"/>
      <text:p text:style-name="P4"><text:soft-page-break/>Case 3 – Number of theft <text:span text:style-name="T2">District</text:span> wise</text:p>
      <text:p text:style-name="P7">theft_cases = filter USCrimeMainTab by PrimaryType == 'THEFT';</text:p>
      <text:p text:style-name="P7">dist_gp = GROUP theft_cases BY District;</text:p>
      <text:p text:style-name="P7">distWise_arrest = FOREACH dist_gp GENERATE COUNT(theft_cases);</text:p>
      <text:p text:style-name="P7">dump distWise_arrest;</text:p>
      <text:p text:style-name="P7"/>
      <text:p text:style-name="P7">OUTPUT : (1831)</text:p>
      <text:p text:style-name="P7">(3763)</text:p>
      <text:p text:style-name="P7">(1344)</text:p>
      <text:p text:style-name="P7">(1318)</text:p>
      <text:p text:style-name="P7">(1318)</text:p>
      <text:p text:style-name="P7">(1657)</text:p>
      <text:p text:style-name="P7">(1189)</text:p>
      <text:p text:style-name="P7">(1373)</text:p>
      <text:p text:style-name="P7">(1078)</text:p>
      <text:p text:style-name="P7">(895)</text:p>
      <text:p text:style-name="P7">(1039)</text:p>
      <text:p text:style-name="P7">(757)</text:p>
      <text:p text:style-name="P7">(1022)</text:p>
      <text:p text:style-name="P7">(731)</text:p>
      <text:p text:style-name="P7">(1031)</text:p>
      <text:p text:style-name="P7">(1032)</text:p>
      <text:p text:style-name="P7">(1344)</text:p>
      <text:p text:style-name="P7">(875)</text:p>
      <text:p text:style-name="P7">(736)</text:p>
      <text:p text:style-name="P7">(1306)</text:p>
      <text:p text:style-name="P7">(1776)</text:p>
      <text:p text:style-name="P7">(477)</text:p>
      <text:p text:style-name="P7">(732)</text:p>
      <text:p text:style-name="P7">(1342)</text:p>
      <text:p text:style-name="P7">(1010)</text:p>
      <text:p text:style-name="P7">(800)</text:p>
      <text:p text:style-name="P7">(2103)</text:p>
      <text:p text:style-name="P7">(1510)</text:p>
      <text:p text:style-name="P7">(874)</text:p>
      <text:p text:style-name="P7">(662)</text:p>
      <text:p text:style-name="P7">(748)</text:p>
      <text:p text:style-name="P7">(2141)</text:p>
      <text:p text:style-name="P7">(583)</text:p>
      <text:p text:style-name="P7">(1261)</text:p>
      <text:p text:style-name="P7">(1011)</text:p>
      <text:p text:style-name="P7">(700)</text:p>
      <text:p text:style-name="P7">(1265)</text:p>
      <text:p text:style-name="P7">(702)</text:p>
      <text:p text:style-name="P7">(733)</text:p>
      <text:p text:style-name="P7">(634)</text:p>
      <text:p text:style-name="P7">(888)</text:p>
      <text:p text:style-name="P7">(6813)</text:p>
      <text:p text:style-name="P7">(1576)</text:p>
      <text:p text:style-name="P7"><text:soft-page-break/>(1757)</text:p>
      <text:p text:style-name="P7">(804)</text:p>
      <text:p text:style-name="P7">(1058)</text:p>
      <text:p text:style-name="P7">(929)</text:p>
      <text:p text:style-name="P7">(781)</text:p>
      <text:p text:style-name="P7">(861)</text:p>
      <text:p text:style-name="P7">(656)</text:p>
      <text:p text:style-name="P7">(5)</text:p>
      <text:p text:style-name="P7">(14)</text:p>
      <text:p text:style-name="P7">(16)</text:p>
      <text:p text:style-name="P7">(2)</text:p>
      <text:p text:style-name="P7">(4)</text:p>
      <text:p text:style-name="P7">(14)</text:p>
      <text:p text:style-name="P7">(1)</text:p>
      <text:p text:style-name="P7">(2)</text:p>
      <text:p text:style-name="P7">(1)</text:p>
      <text:p text:style-name="P7">(17)</text:p>
      <text:p text:style-name="P7">(16)</text:p>
      <text:p text:style-name="P7">(25)</text:p>
      <text:p text:style-name="P7">(5)</text:p>
      <text:p text:style-name="P7">(3)</text:p>
      <text:p text:style-name="P7">(1)</text:p>
      <text:p text:style-name="P7">(5)</text:p>
      <text:p text:style-name="P7">(28)</text:p>
      <text:p text:style-name="P7">(1)</text:p>
      <text:p text:style-name="P7">(16)</text:p>
      <text:p text:style-name="P7">(8)</text:p>
      <text:p text:style-name="P7">(3)</text:p>
      <text:p text:style-name="P7">(3)</text:p>
      <text:p text:style-name="P7">(2)</text:p>
      <text:p text:style-name="P7">(7)</text:p>
      <text:p text:style-name="P7">(1)</text:p>
      <text:p text:style-name="P7">(2)</text:p>
      <text:p text:style-name="P7">(1)</text:p>
      <text:p text:style-name="P7">(18)</text:p>
      <text:p text:style-name="P7">(2)</text:p>
      <text:p text:style-name="P7">(3)</text:p>
      <text:p text:style-name="P7">(10)</text:p>
      <text:p text:style-name="P7">(1)</text:p>
      <text:p text:style-name="P7">(1)</text:p>
      <text:p text:style-name="P7">(1)</text:p>
      <text:p text:style-name="P7">(2)</text:p>
      <text:p text:style-name="P7">(28)</text:p>
      <text:p text:style-name="P7">(2)</text:p>
      <text:p text:style-name="P7">(16)</text:p>
      <text:p text:style-name="P7">(2)</text:p>
      <text:p text:style-name="P7">(15)</text:p>
      <text:p text:style-name="P7">(5)</text:p>
      <text:p text:style-name="P7">(3)</text:p>
      <text:p text:style-name="P7"><text:soft-page-break/>(5)</text:p>
      <text:p text:style-name="P7">(16)</text:p>
      <text:p text:style-name="P7">(1)</text:p>
      <text:p text:style-name="P7">(30)</text:p>
      <text:p text:style-name="P7">(15)</text:p>
      <text:p text:style-name="P7">(4)</text:p>
      <text:p text:style-name="P7">(2)</text:p>
      <text:p text:style-name="P7">(3)</text:p>
      <text:p text:style-name="P7">(3)</text:p>
      <text:p text:style-name="P7">(2)</text:p>
      <text:p text:style-name="P7">(1)</text:p>
      <text:p text:style-name="P7">(13)</text:p>
      <text:p text:style-name="P7">(5)</text:p>
      <text:p text:style-name="P7">(1)</text:p>
      <text:p text:style-name="P7">(9)</text:p>
      <text:p text:style-name="P7">(1)</text:p>
      <text:p text:style-name="P7">(9)</text:p>
      <text:p text:style-name="P7">(24)</text:p>
      <text:p text:style-name="P7">(1)</text:p>
      <text:p text:style-name="P7">(4)</text:p>
      <text:p text:style-name="P7">(3)</text:p>
      <text:p text:style-name="P7">(5)</text:p>
      <text:p text:style-name="P7">(14)</text:p>
      <text:p text:style-name="P7">(1)</text:p>
      <text:p text:style-name="P7">(4)</text:p>
      <text:p text:style-name="P7">(5)</text:p>
      <text:p text:style-name="P7">(3)</text:p>
      <text:p text:style-name="P7">(19)</text:p>
      <text:p text:style-name="P7">(13)</text:p>
      <text:p text:style-name="P7">(3)</text:p>
      <text:p text:style-name="P7">(2)</text:p>
      <text:p text:style-name="P7">(7)</text:p>
      <text:p text:style-name="P7">(2)</text:p>
      <text:p text:style-name="P7">(7)</text:p>
      <text:p text:style-name="P7">(1)</text:p>
      <text:p text:style-name="P7">(11)</text:p>
      <text:p text:style-name="P7">(2)</text:p>
      <text:p text:style-name="P7">(6)</text:p>
      <text:p text:style-name="P7">(4)</text:p>
      <text:p text:style-name="P7">(32)</text:p>
      <text:p text:style-name="P7">(10)</text:p>
      <text:p text:style-name="P7">(14)</text:p>
      <text:p text:style-name="P7">(4)</text:p>
      <text:p text:style-name="P7">(13)</text:p>
      <text:p text:style-name="P7">(17)</text:p>
      <text:p text:style-name="P7">(7)</text:p>
      <text:p text:style-name="P7">(26)</text:p>
      <text:p text:style-name="P7">(10)</text:p>
      <text:p text:style-name="P7">(3)</text:p>
      <text:p text:style-name="P7"><text:soft-page-break/>(1)</text:p>
      <text:p text:style-name="P7">(3)</text:p>
      <text:p text:style-name="P7">(1)</text:p>
      <text:p text:style-name="P7">(7)</text:p>
      <text:p text:style-name="P7">(3)</text:p>
      <text:p text:style-name="P7">(1)</text:p>
      <text:p text:style-name="P7">(1)</text:p>
      <text:p text:style-name="P7">(6)</text:p>
      <text:p text:style-name="P7">(2)</text:p>
      <text:p text:style-name="P7">(3)</text:p>
      <text:p text:style-name="P7">(4)</text:p>
      <text:p text:style-name="P7">(9)</text:p>
      <text:p text:style-name="P7">(7)</text:p>
      <text:p text:style-name="P7">(6)</text:p>
      <text:p text:style-name="P7">(3)</text:p>
      <text:p text:style-name="P7">(6)</text:p>
      <text:p text:style-name="P7">(11)</text:p>
      <text:p text:style-name="P7">(7)</text:p>
      <text:p text:style-name="P7">(1)</text:p>
      <text:p text:style-name="P7">(8)</text:p>
      <text:p text:style-name="P7">(14)</text:p>
      <text:p text:style-name="P7">(1)</text:p>
      <text:p text:style-name="P7">(5)</text:p>
      <text:p text:style-name="P7">(9)</text:p>
      <text:p text:style-name="P7">(2)</text:p>
      <text:p text:style-name="P7">(4)</text:p>
      <text:p text:style-name="P7">(1)</text:p>
      <text:p text:style-name="P7">(2)</text:p>
      <text:p text:style-name="P7">(2)</text:p>
      <text:p text:style-name="P7">(1)</text:p>
      <text:p text:style-name="P7">(7)</text:p>
      <text:p text:style-name="P7">(15)</text:p>
      <text:p text:style-name="P7">(10)</text:p>
      <text:p text:style-name="P7">(3)</text:p>
      <text:p text:style-name="P7">(1)</text:p>
      <text:p text:style-name="P7">(4)</text:p>
      <text:p text:style-name="P7">(12)</text:p>
      <text:p text:style-name="P7">(4)</text:p>
      <text:p text:style-name="P7">(4)</text:p>
      <text:p text:style-name="P7">(4)</text:p>
      <text:p text:style-name="P7">(10)</text:p>
      <text:p text:style-name="P7">(8)</text:p>
      <text:p text:style-name="P7">(6)</text:p>
      <text:p text:style-name="P7">(7)</text:p>
      <text:p text:style-name="P7">(12)</text:p>
      <text:p text:style-name="P7">(3)</text:p>
      <text:p text:style-name="P7">(4)</text:p>
      <text:p text:style-name="P7">(11)</text:p>
      <text:p text:style-name="P7">(14)</text:p>
      <text:p text:style-name="P7"><text:soft-page-break/>(5)</text:p>
      <text:p text:style-name="P7">(11)</text:p>
      <text:p text:style-name="P7">(3)</text:p>
      <text:p text:style-name="P7">(10)</text:p>
      <text:p text:style-name="P7">(1)</text:p>
      <text:p text:style-name="P7">(1)</text:p>
      <text:p text:style-name="P7">(3)</text:p>
      <text:p text:style-name="P7">(2)</text:p>
      <text:p text:style-name="P7">(10)</text:p>
      <text:p text:style-name="P7">(1)</text:p>
      <text:p text:style-name="P7">(1)</text:p>
      <text:p text:style-name="P7">(2)</text:p>
      <text:p text:style-name="P7">(3)</text:p>
      <text:p text:style-name="P7">(1)</text:p>
      <text:p text:style-name="P7">(6)</text:p>
      <text:p text:style-name="P7">(4)</text:p>
      <text:p text:style-name="P7">(6)</text:p>
      <text:p text:style-name="P7">(9)</text:p>
      <text:p text:style-name="P7">(4)</text:p>
      <text:p text:style-name="P7">(7)</text:p>
      <text:p text:style-name="P7">(4)</text:p>
      <text:p text:style-name="P7">(2)</text:p>
      <text:p text:style-name="P7">(12)</text:p>
      <text:p text:style-name="P7">(2)</text:p>
      <text:p text:style-name="P7">(4)</text:p>
      <text:p text:style-name="P7">(3)</text:p>
      <text:p text:style-name="P7">(1)</text:p>
      <text:p text:style-name="P7">(1)</text:p>
      <text:p text:style-name="P7">(2)</text:p>
      <text:p text:style-name="P7">(17)</text:p>
      <text:p text:style-name="P7">(2)</text:p>
      <text:p text:style-name="P7">(7)</text:p>
      <text:p text:style-name="P7">(13)</text:p>
      <text:p text:style-name="P7">(2)</text:p>
      <text:p text:style-name="P7">(24)</text:p>
      <text:p text:style-name="P7">(1)</text:p>
      <text:p text:style-name="P7">(18)</text:p>
      <text:p text:style-name="P7">(6)</text:p>
      <text:p text:style-name="P7">(4)</text:p>
      <text:p text:style-name="P7">(5)</text:p>
      <text:p text:style-name="P7">(28)</text:p>
      <text:p text:style-name="P7">(1)</text:p>
      <text:p text:style-name="P7">(2)</text:p>
      <text:p text:style-name="P7">(3)</text:p>
      <text:p text:style-name="P7">(4)</text:p>
      <text:p text:style-name="P7">(1)</text:p>
      <text:p text:style-name="P7">(1)</text:p>
      <text:p text:style-name="P7">(1)</text:p>
      <text:p text:style-name="P7">(1)</text:p>
      <text:p text:style-name="P7"><text:soft-page-break/>(4)</text:p>
      <text:p text:style-name="P7">(15)</text:p>
      <text:p text:style-name="P7">(6)</text:p>
      <text:p text:style-name="P7">(2)</text:p>
      <text:p text:style-name="P7">(2)</text:p>
      <text:p text:style-name="P7">(17)</text:p>
      <text:p text:style-name="P7">(3)</text:p>
      <text:p text:style-name="P7">(3)</text:p>
      <text:p text:style-name="P7">(1)</text:p>
      <text:p text:style-name="P7">(2)</text:p>
      <text:p text:style-name="P7">(1)</text:p>
      <text:p text:style-name="P7">(2)</text:p>
      <text:p text:style-name="P7">(3)</text:p>
      <text:p text:style-name="P7">(2)</text:p>
      <text:p text:style-name="P7">(5)</text:p>
      <text:p text:style-name="P7">(1)</text:p>
      <text:p text:style-name="P7">(2)</text:p>
      <text:p text:style-name="P7">(2)</text:p>
      <text:p text:style-name="P7">(5)</text:p>
      <text:p text:style-name="P7">(1)</text:p>
      <text:p text:style-name="P7">(14)</text:p>
      <text:p text:style-name="P7">(19)</text:p>
      <text:p text:style-name="P7">(11)</text:p>
      <text:p text:style-name="P7">(2)</text:p>
      <text:p text:style-name="P7">(6)</text:p>
      <text:p text:style-name="P7">(3)</text:p>
      <text:p text:style-name="P7">(16)</text:p>
      <text:p text:style-name="P7">(9)</text:p>
      <text:p text:style-name="P7">(4)</text:p>
      <text:p text:style-name="P7">(9)</text:p>
      <text:p text:style-name="P7">(4)</text:p>
      <text:p text:style-name="P7">(3)</text:p>
      <text:p text:style-name="P7">(1)</text:p>
      <text:p text:style-name="P7">(2)</text:p>
      <text:p text:style-name="P7">(18)</text:p>
      <text:p text:style-name="P7">(6)</text:p>
      <text:p text:style-name="P7">(2)</text:p>
      <text:p text:style-name="P7">(2)</text:p>
      <text:p text:style-name="P7">(3)</text:p>
      <text:p text:style-name="P7">(10)</text:p>
      <text:p text:style-name="P7">(1)</text:p>
      <text:p text:style-name="P7">(1)</text:p>
      <text:p text:style-name="P7">(3)</text:p>
      <text:p text:style-name="P7">(7)</text:p>
      <text:p text:style-name="P7">(2)</text:p>
      <text:p text:style-name="P7">(5)</text:p>
      <text:p text:style-name="P7">(1)</text:p>
      <text:p text:style-name="P7">(4)</text:p>
      <text:p text:style-name="P7">(9)</text:p>
      <text:p text:style-name="P7"><text:soft-page-break/>(6)</text:p>
      <text:p text:style-name="P7"/>
      <text:p text:style-name="P7"/>
      <text:p text:style-name="P8">Case 4</text:p>
      <text:p text:style-name="P8">arrest_between = filter USCrimeMainTab by Year == 2014 or Year == 2015;</text:p>
      <text:p text:style-name="P8">Year_gp = GROUP arrest_between BY Year;</text:p>
      <text:p text:style-name="P8">YearWise_arrest = FOREACH Year_gp GENERATE COUNT(arrest_between);</text:p>
      <text:p text:style-name="P8">dump YearWise_arrest;</text:p>
      <text:p text:style-name="P8"/>
      <text:p text:style-name="P8">OUTPUT</text:p>
      <text:p text:style-name="P9">(60)</text:p>
      <text:p text:style-name="P9">(97)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21:34.720671094</meta:creation-date>
    <dc:date>2016-05-13T00:11:20.976576453</dc:date>
    <meta:editing-duration>PT33M10S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9" meta:paragraph-count="364" meta:word-count="576" meta:character-count="4971" meta:non-whitespace-character-count="4403"/>
  </office:meta>
</office:document-meta>
</file>